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F90000032F583B7839854841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svg:stroke-opacity="0%" draw:fill-color="#eeeeee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draw:marker-start="" svg:stroke-opacity="0%" draw:fill="solid" draw:fill-color="#eeeeee" draw:opacity="100%" draw:textarea-horizontal-align="justify" draw:textarea-vertical-align="middle" draw:auto-grow-height="false" fo:min-height="1.546cm" fo:min-width="1.296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443cm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 draw:fill-color="#eeeeee" draw:opacity="10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00a933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color="#00a933" fo:font-size="24pt" fo:font-weight="bold" style:font-size-asian="24pt" style:font-weight-asian="bold" style:font-size-complex="24pt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color="#00a9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2.397cm" svg:y="9.763cm">
          <text:p text:style-name="P1">b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4cm" svg:height="2.54cm" svg:x="2.397cm" svg:y="5.863cm">
          <text:p text:style-name="P1">I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4cm" svg:height="2.54cm" svg:x="9.297cm" svg:y="5.863cm">
          <text:p text:style-name="P1"><text:span text:style-name="T2">O</text:span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064cm" svg:y1="7.096cm" svg:x2="9.382cm" svg:y2="7.096cm">
          <text:p/>
        </draw:line>
        <draw:line draw:style-name="gr3" draw:text-style-name="P4" draw:layer="layout" svg:x1="5.064cm" svg:y1="10.779cm" svg:x2="9.509cm" svg:y2="8.112cm">
          <text:p/>
        </draw:line>
        <draw:frame draw:style-name="gr4" draw:text-style-name="P5" draw:layer="layout" svg:width="3.19cm" svg:height="1.114cm" draw:transform="rotate (-0.447502420211346) translate (6.177cm 3.139cm)">
          <draw:text-box>
            <text:p>W<text:span text:style-name="T1">1 </text:span><text:span text:style-name="T2">= 0.01</text:span></text:p>
          </draw:text-box>
        </draw:frame>
        <draw:frame draw:style-name="gr5" draw:text-style-name="P5" draw:layer="layout" svg:width="3.58cm" svg:height="1.114cm" draw:transform="rotate (0.523598775598299) translate (5.434cm 9.203cm)">
          <draw:text-box>
            <text:p>W<text:span text:style-name="T1">3</text:span><text:span text:style-name="T2">= - 0.02</text:span></text:p>
          </draw:text-box>
        </draw:frame>
        <draw:custom-shape draw:style-name="gr1" draw:text-style-name="P2" draw:layer="layout" svg:width="2.54cm" svg:height="2.54cm" svg:x="2.397cm" svg:y="2.27cm">
          <text:p text:style-name="P1"><text:span text:style-name="T2">I</text:span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937cm" svg:y1="4.048cm" svg:x2="9.255cm" svg:y2="6.334cm">
          <text:p/>
        </draw:line>
        <draw:frame draw:style-name="gr6" draw:text-style-name="P5" draw:layer="layout" svg:width="3.088cm" svg:height="1.114cm" draw:transform="rotate (-0.0343829862642891) translate (5.6cm 5.775cm)">
          <draw:text-box>
            <text:p>W<text:span text:style-name="T1">2</text:span><text:span text:style-name="T2">= 0.02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2.54cm" svg:height="2.54cm" svg:x="4.937cm" svg:y="2.37cm">
          <text:p text:style-name="P1"><text:span text:style-name="T2">I</text:span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1.887cm" svg:y="2.443cm">
          <text:p text:style-name="P1"><text:span text:style-name="T2">X</text:span><text:span text:style-name="T1">i</text:span><text:span text:style-name="T2">W</text:span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437cm" svg:y1="3.648cm" svg:x2="11.668cm" svg:y2="3.667cm">
          <text:p/>
        </draw:line>
        <draw:frame draw:style-name="gr7" draw:text-style-name="P5" draw:layer="layout" svg:width="2.943cm" svg:height="1.114cm" svg:x="8.179cm" svg:y="2.475cm">
          <draw:text-box>
            <text:p>W<text:span text:style-name="T1">i </text:span></text:p>
          </draw:text-box>
        </draw:frame>
        <draw:line draw:style-name="gr3" draw:text-style-name="P4" draw:layer="layout" svg:x1="14.637cm" svg:y1="3.657cm" svg:x2="18.053cm" svg:y2="3.667cm">
          <text:p/>
        </draw:line>
        <draw:frame draw:style-name="gr7" draw:text-style-name="P5" draw:layer="layout" svg:width="2.943cm" svg:height="1.114cm" svg:x="18.28cm" svg:y="3.075cm">
          <draw:text-box>
            <text:p><text:span text:style-name="T2">Y</text:span><text:span text:style-name="T1">i </text:span></text:p>
          </draw:text-box>
        </draw:frame>
        <draw:custom-shape draw:style-name="gr1" draw:text-style-name="P2" draw:layer="layout" svg:width="2.54cm" svg:height="2.54cm" svg:x="5.037cm" svg:y="6.27cm">
          <text:p text:style-name="P1"><text:span text:style-name="T2">b</text:span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477cm" svg:y1="6.842cm" svg:x2="11.922cm" svg:y2="4.583cm">
          <text:p/>
        </draw:line>
        <draw:path draw:style-name="gr8" draw:text-style-name="P4" draw:layer="layout" svg:width="5.685cm" svg:height="10.094cm" draw:transform="skewX (-0.130376095123976) rotate (-1.52175257481386) translate (14.3563604918541cm 9.18176278003938cm)" svg:viewBox="0 0 5686 10095" svg:d="M0 10095c2094-413 4269-1659 5371-3633 473-847 410-1898-166-2606-804-989-1792-1803-2777-2594l-582-374-701-588-399-300">
          <text:p/>
        </draw:path>
        <draw:frame draw:style-name="gr9" draw:text-style-name="P1" draw:layer="layout" svg:width="19.589cm" svg:height="20.979cm" svg:x="1cm" svg:y="2.373cm">
          <draw:image xlink:href="Pictures/10000201000002F90000032F583B7839854841CA.png" xlink:type="simple" xlink:show="embed" xlink:actuate="onLoad" loext:mime-type="image/png">
            <text:p/>
          </draw:image>
        </draw:frame>
        <draw:line draw:style-name="gr10" draw:text-style-name="P4" draw:layer="layout" svg:x1="5.615cm" svg:y1="10.525cm" svg:x2="11.254cm" svg:y2="10.525cm">
          <text:p/>
        </draw:line>
        <draw:line draw:style-name="gr10" draw:text-style-name="P4" draw:layer="layout" svg:x1="16.928cm" svg:y1="10.524cm" svg:x2="11.289cm" svg:y2="10.524cm">
          <text:p/>
        </draw:line>
        <draw:frame draw:style-name="gr11" draw:text-style-name="P7" draw:layer="layout" svg:width="4.265cm" svg:height="1.195cm" svg:x="4.048cm" svg:y="8.636cm">
          <draw:text-box>
            <text:p text:style-name="P6"><text:span text:style-name="T3">-ve </text:span><text:span text:style-name="T3">Sl</text:span><text:span text:style-name="T3">op</text:span><text:span text:style-name="T3">e</text:span></text:p>
          </draw:text-box>
        </draw:frame>
        <draw:frame draw:style-name="gr11" draw:text-style-name="P7" draw:layer="layout" svg:width="4.477cm" svg:height="1.195cm" svg:x="12.649cm" svg:y="8.637cm">
          <draw:text-box>
            <text:p text:style-name="P6"><text:span text:style-name="T3">+ve Slope</text:span></text:p>
          </draw:text-box>
        </draw:frame>
        <draw:frame draw:style-name="gr11" draw:text-style-name="P7" draw:layer="layout" svg:width="3.77cm" svg:height="1.195cm" svg:x="9.35cm" svg:y="18.838cm">
          <draw:text-box>
            <text:p text:style-name="P6"><text:span text:style-name="T3">Slope=0</text:span></text:p>
          </draw:text-box>
        </draw:frame>
        <draw:line draw:style-name="gr12" draw:text-style-name="P4" draw:layer="layout" svg:x1="8.874cm" svg:y1="20.939cm" svg:x2="14.462cm" svg:y2="20.9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30T20:26:34.220461556</meta:creation-date>
    <dc:date>2019-12-23T10:06:58.858452049</dc:date>
    <meta:editing-duration>PT23H57M</meta:editing-duration>
    <meta:editing-cycles>4</meta:editing-cycles>
    <meta:generator>LibreOffice/6.2.8.2$Linux_X86_64 LibreOffice_project/20$Build-2</meta:generator>
    <meta:document-statistic meta:object-count="26"/>
  </office:meta>
</office:document-meta>
</file>